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2in" style:rel-column-width="18921*"/>
    </style:style>
    <style:style style:name="Table1.B" style:family="table-column">
      <style:table-column-properties style:column-width="4.9271in" style:rel-column-width="46614*"/>
    </style:style>
    <style:style style:name="Table1.A1" style:family="table-cell">
      <style:table-cell-properties fo:padding="0in" fo:border="none"/>
    </style:style>
    <style:style style:name="P1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24pt" fo:language="en" fo:country="US" fo:font-weight="bold" style:font-name-asian="Times New Roman" style:font-size-asian="24pt" style:font-weight-asian="bold" style:font-name-complex="Times New Roman" style:font-size-complex="24pt" style:font-weight-complex="bold"/>
    </style:style>
    <style:style style:name="P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8pt" fo:language="en" fo:country="US" fo:font-style="italic" fo:font-weight="bold" style:font-name-asian="Times New Roman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P3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P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P5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0pt" fo:language="en" fo:country="US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6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0pt" fo:language="en" fo:country="US" style:text-underline-style="solid" style:text-underline-width="auto" style:text-underline-color="font-color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P7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6pt" fo:language="en" fo:country="US" fo:font-style="italic" fo:font-weight="bold" style:font-name-asian="Times New Roman" style:font-size-asian="16pt" style:font-style-asian="italic" style:font-weight-asian="bold" style:font-name-complex="Times New Roman" style:font-size-complex="16pt" style:font-style-complex="italic" style:font-weight-complex="bold"/>
    </style:style>
    <style:style style:name="P8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P9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4pt" fo:language="en" fo:country="US" fo:font-style="italic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P10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4pt" fo:language="en" fo:country="US" fo:font-style="italic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P11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4pt" fo:language="en" fo:country="US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P1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4pt" fo:language="en" fo:country="US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13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4pt" fo:language="en" fo:country="US" fo:font-style="normal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</style:style>
    <style:style style:name="P15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ff" style:font-name="Times New Roman" fo:font-size="14pt" fo:language="en" fo:country="US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16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7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Times New Roman" fo:font-size="14pt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P18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 style:shadow="none"/>
      <style:text-properties fo:color="#000000" style:font-name="Times New Roman" fo:font-size="10pt" fo:language="en" fo:country="US" fo:font-style="italic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P19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0pt" fo:language="en" fo:country="US" fo:font-style="normal" style:text-underline-style="solid" style:text-underline-width="auto" style:text-underline-color="font-color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0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0pt" fo:language="en" fo:country="US" fo:font-style="normal" style:text-underline-style="solid" style:text-underline-width="auto" style:text-underline-color="font-color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1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6pt" fo:language="en" fo:country="US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22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4pt" fo:language="en" fo:country="US" fo:font-style="normal" style:text-underline-style="solid" style:text-underline-width="auto" style:text-underline-color="font-color" fo:font-weight="bold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23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" style:family="text">
      <style:text-properties fo:color="#000000"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T2" style:family="text">
      <style:text-properties fo:color="#000000" style:font-name="Times New Roman" fo:font-size="14pt" fo:language="en" fo:country="US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3" style:family="text">
      <style:text-properties fo:color="#000000" style:font-name="Times New Roman" fo:font-size="14pt" fo:language="en" fo:country="US" fo:font-style="italic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4" style:family="text">
      <style:text-properties fo:color="#000000" fo:font-size="12pt" fo:language="en" fo:country="US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5" style:family="text">
      <style:text-properties fo:color="#000000" fo:font-size="12pt" fo:language="en" fo:country="US" style:font-size-asian="12pt" style:font-size-complex="12pt"/>
    </style:style>
    <style:style style:name="T6" style:family="text">
      <style:text-properties fo:color="#000000" fo:font-size="10pt" fo:language="en" fo:country="US" fo:font-style="italic" style:font-size-asian="10pt" style:font-style-asian="italic" style:font-size-complex="10pt" style:font-style-complex="italic"/>
    </style:style>
    <style:style style:name="T7" style:family="text">
      <style:text-properties fo:color="#000000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color="#000000" fo:font-size="10pt" fo:language="en" fo:country="US" fo:font-style="normal" style:font-size-asian="10pt" style:font-style-asian="normal" style:font-size-complex="10pt" style:font-style-complex="normal"/>
    </style:style>
    <style:style style:name="T9" style:family="text">
      <style:text-properties fo:color="#000000" fo:font-size="10pt" fo:language="en" fo:country="US" style:font-size-asian="10pt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font-style="normal" style:font-size-asian="10pt" style:font-style-asian="normal" style:font-size-complex="10pt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22">December 2018</text:p>
      <text:p text:style-name="P2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2018-12-12</text:p>
            <text:p text:style-name="P17"><text:span text:style-name="T9">Beg. Obedience</text:span><text:span text:style-name="T9"> </text:span><text:span text:style-name="T9">$140</text:span></text:p>
            <text:p text:style-name="P13"><text:span text:style-name="T10">6 weeks</text:span><text:span text:style-name="T10"> </text:span><text:span text:style-name="T10">2018-12-13</text:span></text:p>
          </table:table-cell>
          <table:table-cell table:style-name="Table1.A1" office:value-type="string">
            <text:p text:style-name="P16"><text:span text:style-name="T4">Glendora</text:span><text:span text:style-name="T4"> </text:span><text:span text:style-name="T5">- </text:span><text:span text:style-name="T6">Pre-Registration Required! Call (999) 222-3333</text:span></text:p>
            <text:p text:style-name="P16"><text:span text:style-name="T8">6PM - 7PM</text:span><text:span text:style-name="T6"> </text:span><text:span text:style-name="T7">555 A St, 98821</text:span></text:p>
            <text:p text:style-name="P10"><text:span text:style-name="T11">No dogs at first meeting!</text:span><text:span text:style-name="T11"> </text:span></text:p>
          </table:table-cell>
        </table:table-row>
      </table:table>
      <text:p text:style-name="P6"/>
      <text:p text:style-name="P22">January 2019</text:p>
      <text:p text:style-name="P2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2019-01-16</text:p>
            <text:p text:style-name="P17"><text:span text:style-name="T9">Beg. Obedience</text:span><text:span text:style-name="T9"> </text:span><text:span text:style-name="T9">$180</text:span></text:p>
            <text:p text:style-name="P13"><text:span text:style-name="T10">4 weeks</text:span><text:span text:style-name="T10"> </text:span><text:span text:style-name="T10">2019-02-13</text:span></text:p>
          </table:table-cell>
          <table:table-cell table:style-name="Table1.A1" office:value-type="string">
            <text:p text:style-name="P16"><text:span text:style-name="T4">Upland</text:span><text:span text:style-name="T4"> </text:span><text:span text:style-name="T5">- </text:span><text:span text:style-name="T6">Pre-Registration Required! Call (999) 555-3333</text:span></text:p>
            <text:p text:style-name="P16"><text:span text:style-name="T8">6PM - 7PM</text:span><text:span text:style-name="T6"> </text:span><text:span text:style-name="T7">555 A St, 98821</text:span></text:p>
            <text:p text:style-name="P10"><text:span text:style-name="T11">No dogs at first meeting!</text:span><text:span text:style-name="T11"> </text:span></text:p>
          </table:table-cell>
        </table:table-row>
      </table:table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2019-01-16</text:p>
            <text:p text:style-name="P17"><text:span text:style-name="T9">Beg. Obedience</text:span><text:span text:style-name="T9"> </text:span><text:span text:style-name="T9">$140</text:span></text:p>
            <text:p text:style-name="P13"><text:span text:style-name="T10">6 weeks</text:span><text:span text:style-name="T10"> </text:span><text:span text:style-name="T10">2018-12-13</text:span></text:p>
          </table:table-cell>
          <table:table-cell table:style-name="Table1.A1" office:value-type="string">
            <text:p text:style-name="P16"><text:span text:style-name="T4">Glendora</text:span><text:span text:style-name="T4"> </text:span><text:span text:style-name="T5">- </text:span><text:span text:style-name="T6">Pre-Registration Required! Call (999) 222-3333</text:span></text:p>
            <text:p text:style-name="P16"><text:span text:style-name="T8">6PM - 7PM</text:span><text:span text:style-name="T6"> </text:span><text:span text:style-name="T7">555 A St, 98821</text:span></text:p>
            <text:p text:style-name="P10"><text:span text:style-name="T11">No dogs at first meeting!</text:span><text:span text:style-name="T11"> </text:span></text:p>
          </table:table-cell>
        </table:table-row>
      </table:table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2019-01-18</text:p>
            <text:p text:style-name="P17"><text:span text:style-name="T9">Beg. Obedience</text:span><text:span text:style-name="T9"> </text:span><text:span text:style-name="T9">$140</text:span></text:p>
            <text:p text:style-name="P13"><text:span text:style-name="T10">6 weeks</text:span><text:span text:style-name="T10"> </text:span><text:span text:style-name="T10">2018-12-13</text:span></text:p>
          </table:table-cell>
          <table:table-cell table:style-name="Table1.A1" office:value-type="string">
            <text:p text:style-name="P16"><text:span text:style-name="T4">Glendora</text:span><text:span text:style-name="T4"> </text:span><text:span text:style-name="T5">- </text:span><text:span text:style-name="T6">Pre-Registration Required! Call (999) 222-3333</text:span></text:p>
            <text:p text:style-name="P16"><text:span text:style-name="T8">6PM - 7PM</text:span><text:span text:style-name="T6"> </text:span><text:span text:style-name="T7">555 A St, 98821</text:span></text:p>
            <text:p text:style-name="P10"><text:span text:style-name="T11">No dogs at first meeting!</text:span><text:span text:style-name="T11"> </text:span></text:p>
          </table:table-cell>
        </table:table-row>
      </table:table>
      <text:p text:style-name="P6"/>
      <text:p text:style-name="P22">February 2019</text:p>
      <text:p text:style-name="P2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2019-02-16</text:p>
            <text:p text:style-name="P17"><text:span text:style-name="T9">Beg. Obedience</text:span><text:span text:style-name="T9"> </text:span><text:span text:style-name="T9">$140</text:span></text:p>
            <text:p text:style-name="P13"><text:span text:style-name="T10">6 weeks</text:span><text:span text:style-name="T10"> </text:span><text:span text:style-name="T10">2018-12-13</text:span></text:p>
          </table:table-cell>
          <table:table-cell table:style-name="Table1.A1" office:value-type="string">
            <text:p text:style-name="P16"><text:span text:style-name="T4">Glendora</text:span><text:span text:style-name="T4"> </text:span><text:span text:style-name="T5">- </text:span><text:span text:style-name="T6">Pre-Registration Required! Call (999) 222-3333</text:span></text:p>
            <text:p text:style-name="P16"><text:span text:style-name="T8">6PM - 7PM</text:span><text:span text:style-name="T6"> </text:span><text:span text:style-name="T7">555 A St, 98821</text:span></text:p>
            <text:p text:style-name="P10"><text:span text:style-name="T11">No dogs at first meeting!</text:span><text:span text:style-name="T11"> </text:span></text:p>
          </table:table-cell>
        </table:table-row>
      </table:table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24pt" fo:language="en" fo:country="US" fo:font-weight="bold" style:font-name-asian="Times New Roman" style:font-size-asian="24pt" style:font-weight-asian="bold" style:font-name-complex="Times New Roman" style:font-size-complex="24pt" style:font-weight-complex="bold"/>
    </style:style>
    <style:style style:name="MP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8pt" fo:language="en" fo:country="US" fo:font-style="italic" fo:font-weight="bold" style:font-name-asian="Times New Roman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MP3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MP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6pt" fo:language="en" fo:country="US" fo:font-style="italic" fo:font-weight="bold" style:font-name-asian="Times New Roman" style:font-size-asian="16pt" style:font-style-asian="italic" style:font-weight-asian="bold" style:font-name-complex="Times New Roman" style:font-size-complex="16pt" style:font-style-complex="italic" style:font-weight-complex="bold"/>
    </style:style>
    <style:style style:name="MP5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0pt" fo:language="en" fo:country="US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MP6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 style:shadow="none"/>
      <style:text-properties fo:color="#000000" style:font-name="Times New Roman" fo:font-size="10pt" fo:language="en" fo:country="US" fo:font-style="italic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MP7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6pt" fo:language="en" fo:country="US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MP8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MP9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</style:style>
    <style:style style:name="MP10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4pt" fo:language="en" fo:country="US" fo:font-style="italic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MP11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MP1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4pt" fo:language="en" fo:country="US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MP13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ff" style:font-name="Times New Roman" fo:font-size="14pt" fo:language="en" fo:country="US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MP1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4pt" fo:language="en" fo:country="US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MT1" style:family="text">
      <style:text-properties fo:color="#000000"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MT2" style:family="text">
      <style:text-properties fo:color="#000000" style:font-name="Times New Roman" fo:font-size="14pt" fo:language="en" fo:country="US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MT3" style:family="text">
      <style:text-properties fo:color="#000000" style:font-name="Times New Roman" fo:font-size="14pt" fo:language="en" fo:country="US" fo:font-style="italic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LIVE OAK DOG OBEDIENCE</text:p>
        <text:p text:style-name="MP2">Train with Love - “Since 1982”</text:p>
        <text:p text:style-name="MP2">GROUP CLASS SCHEDULE</text:p>
        <text:p text:style-name="MP1">JANUARY 2019</text:p>
        <text:p text:style-name="MP3"/>
        <text:p text:style-name="MP3"/>
        <text:p text:style-name="MP4">Check us out on facebook: Live Oak Dog Obedience/California</text:p>
      </style:header>
      <style:footer>
        <text:p text:style-name="MP5">PLEASE PHONE AHEAD TO CONFIRM CLASS SCHEDULE. <text:s/>THIS SCHEDULE IS SUBJECT TO CHANGE. <text:s/>PRE-REGISTRATION REQUIRED FOR ALL CLASSES!</text:p>
        <text:p text:style-name="MP5"/>
        <text:p text:style-name="MP6"/>
        <text:p text:style-name="MP7">PRIVATE IN-HOME TRAINING - GROUP CLASSES FORMING MONTHLY - BOARDING AND DOGGIE DAY CARE!</text:p>
        <text:p text:style-name="MP7"/>
        <text:p text:style-name="MP8">Offering a variety of classes and services;</text:p>
        <text:p text:style-name="MP9"><text:span text:style-name="MT1">Obedience Training -</text:span><text:span text:style-name="MT2"> </text:span><text:span text:style-name="MT3">Puppy Pre-School/Socialization</text:span><text:span text:style-name="MT2">, </text:span><text:span text:style-name="MT3">Beginning and Intermediate </text:span><text:span text:style-name="MT2">Level Obedience. <text:s/></text:span><text:span text:style-name="MT3">Clicker/Tricks Class, “Fitness Paws”, (a class designed to help get you in shape while training your dog at the same time!)</text:span></text:p>
        <text:p text:style-name="MP10">American Kennel Club Certified Canine Good Citizenship Evaluator</text:p>
        <text:p text:style-name="MP11"/>
        <text:p text:style-name="MP12">Live Oak Dog Obedience - Train with Love - “Since 1982”</text:p>
        <text:p text:style-name="MP13">www.liveoakdogobedience.com</text:p>
        <text:p text:style-name="MP14">(626) 852-999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1-05T13:54:08.985587</meta:creation-date>
    <meta:editing-cycles>1</meta:editing-cycles>
    <meta:generator>relatorio/0.8.1</meta:generator>
    <meta:date>2019-01-05T13:54:08.985587</meta:date>
  </office:meta>
</office:document-meta>
</file>